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494cm" style:rel-column-width="17326*"/>
    </style:style>
    <style:style style:name="Tableau1.B" style:family="table-column">
      <style:table-column-properties style:column-width="6.83cm" style:rel-column-width="26329*"/>
    </style:style>
    <style:style style:name="Tableau1.C" style:family="table-column">
      <style:table-column-properties style:column-width="5.676cm" style:rel-column-width="2188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d50" officeooo:paragraph-rsid="001add50"/>
    </style:style>
    <style:style style:name="P2" style:family="paragraph" style:parent-style-name="Table_20_Contents">
      <style:paragraph-properties fo:text-align="center" style:justify-single-word="false"/>
      <style:text-properties officeooo:rsid="001add50" officeooo:paragraph-rsid="001add5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dd50" officeooo:paragraph-rsid="001add50"/>
    </style:style>
    <style:style style:name="P4" style:family="paragraph" style:parent-style-name="Table_20_Contents">
      <style:text-properties fo:language="en" fo:country="GB"/>
    </style:style>
    <style:style style:name="P5" style:family="paragraph" style:parent-style-name="Table_20_Contents">
      <style:text-properties fo:language="en" fo:country="GB" officeooo:rsid="001add50" officeooo:paragraph-rsid="001add50"/>
    </style:style>
    <style:style style:name="P6" style:family="paragraph" style:parent-style-name="Table_20_Contents">
      <style:paragraph-properties fo:text-align="center" style:justify-single-word="false"/>
      <style:text-properties fo:language="en" fo:country="GB" officeooo:rsid="001add50" officeooo:paragraph-rsid="001add50"/>
    </style:style>
    <style:style style:name="P7" style:family="paragraph" style:parent-style-name="Standard">
      <style:text-properties fo:language="en" fo:country="GB" officeooo:rsid="00241173" officeooo:paragraph-rsid="00241173"/>
    </style:style>
    <style:style style:name="P8" style:family="paragraph" style:parent-style-name="Standard">
      <style:text-properties fo:language="en" fo:country="GB" style:text-underline-style="solid" style:text-underline-width="auto" style:text-underline-color="font-color" officeooo:rsid="00241173" officeooo:paragraph-rsid="00241173"/>
    </style:style>
    <style:style style:name="P9" style:family="paragraph" style:parent-style-name="Table_20_Contents">
      <style:text-properties fo:language="fr" fo:country="FR" officeooo:rsid="001c68d0" officeooo:paragraph-rsid="001c68d0"/>
    </style:style>
    <style:style style:name="P10" style:family="paragraph" style:parent-style-name="Table_20_Contents">
      <style:text-properties fo:language="fr" fo:country="FR" officeooo:rsid="001c8a06" officeooo:paragraph-rsid="001c8a06"/>
    </style:style>
    <style:style style:name="P11" style:family="paragraph" style:parent-style-name="Table_20_Contents">
      <style:text-properties fo:language="fr" fo:country="FR" officeooo:rsid="001e7db5" officeooo:paragraph-rsid="001e7db5"/>
    </style:style>
    <style:style style:name="P12" style:family="paragraph" style:parent-style-name="Table_20_Contents">
      <style:text-properties fo:language="fr" fo:country="FR" officeooo:rsid="001fc0db" officeooo:paragraph-rsid="001fc0db"/>
    </style:style>
    <style:style style:name="P13" style:family="paragraph" style:parent-style-name="Table_20_Contents">
      <style:text-properties style:font-name="Liberation Serif" fo:font-size="12pt" fo:language="en" fo:country="GB" style:font-size-asian="12pt" style:font-size-complex="12pt"/>
    </style:style>
    <style:style style:name="P14" style:family="paragraph" style:parent-style-name="Standard">
      <style:text-properties fo:language="en" fo:country="GB" officeooo:rsid="00242e5e" officeooo:paragraph-rsid="00242e5e"/>
    </style:style>
    <style:style style:name="P15" style:family="paragraph" style:parent-style-name="Standard">
      <style:text-properties fo:language="en" fo:country="GB" officeooo:rsid="00242e5e" officeooo:paragraph-rsid="00247ef7"/>
    </style:style>
    <style:style style:name="P16" style:family="paragraph" style:parent-style-name="Standard">
      <style:text-properties fo:language="en" fo:country="GB" officeooo:rsid="00241173" officeooo:paragraph-rsid="00242e5e"/>
    </style:style>
    <style:style style:name="P17" style:family="paragraph" style:parent-style-name="Standard">
      <style:text-properties officeooo:paragraph-rsid="00242e5e"/>
    </style:style>
    <style:style style:name="P18" style:family="paragraph" style:parent-style-name="Standard">
      <style:text-properties officeooo:paragraph-rsid="00247ef7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officeooo:rsid="001fc0db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fc0db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20c7a3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242e5e"/>
    </style:style>
    <style:style style:name="T12" style:family="text">
      <style:text-properties fo:language="fr" fo:country="FR" officeooo:rsid="00247e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7ef7" style:font-weight-asian="bold" style:font-weight-complex="bold"/>
    </style:style>
    <style:style style:name="T15" style:family="text">
      <style:text-properties fo:language="en" fo:country="GB" officeooo:rsid="00242e5e"/>
    </style:style>
    <style:style style:name="T16" style:family="text">
      <style:text-properties fo:language="en" fo:country="GB" officeooo:rsid="00247ef7"/>
    </style:style>
    <style:style style:name="T17" style:family="text">
      <style:text-properties fo:language="en" fo:country="GB" fo:font-weight="bold" officeooo:rsid="00242e5e" style:font-weight-asian="bold" style:font-weight-complex="bold"/>
    </style:style>
    <style:style style:name="T18" style:family="text">
      <style:text-properties officeooo:rsid="00247ef7"/>
    </style:style>
    <style:style style:name="T19" style:family="text">
      <style:text-properties officeooo:rsid="00255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ocabulary list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Words</text:p>
          </table:table-cell>
          <table:table-cell table:style-name="Tableau1.A1" office:value-type="string">
            <text:p text:style-name="P6">Definitions</text:p>
          </table:table-cell>
          <table:table-cell table:style-name="Tableau1.C1" office:value-type="string">
            <text:p text:style-name="P2">Translations</text:p>
          </table:table-cell>
        </table:table-row>
        <table:table-row>
          <table:table-cell table:style-name="Tableau1.A2" office:value-type="string">
            <text:p text:style-name="P5">Computer literacy</text:p>
          </table:table-cell>
          <table:table-cell table:style-name="Tableau1.A2" office:value-type="string">
            <text:p text:style-name="P13"><text:span text:style-name="T4">It </text:span><text:span text:style-name="T3">is the ability to use computers correctly</text:span> </text:p>
          </table:table-cell>
          <table:table-cell table:style-name="Tableau1.C2" office:value-type="string">
            <text:p text:style-name="P10">compétences/connaissances informatiques</text:p>
          </table:table-cell>
        </table:table-row>
        <table:table-row>
          <table:table-cell table:style-name="Tableau1.A2" office:value-type="string">
            <text:p text:style-name="P5">sales</text:p>
          </table:table-cell>
          <table:table-cell table:style-name="Tableau1.A2" office:value-type="string">
            <text:p text:style-name="P13"><text:span text:style-name="T4">It </text:span><text:span text:style-name="T3">is the field dealing with selling products</text:span> </text:p>
          </table:table-cell>
          <table:table-cell table:style-name="Tableau1.C2" office:value-type="string">
            <text:p text:style-name="P9">Les ventes</text:p>
          </table:table-cell>
        </table:table-row>
        <table:table-row>
          <table:table-cell table:style-name="Tableau1.A2" office:value-type="string">
            <text:p text:style-name="P5">management</text:p>
          </table:table-cell>
          <table:table-cell table:style-name="Tableau1.A2" office:value-type="string">
            <text:p text:style-name="P13"><text:span text:style-name="T4">It </text:span><text:span text:style-name="T3">is the field and process of organizing employees and projects</text:span> </text:p>
          </table:table-cell>
          <table:table-cell table:style-name="Tableau1.C2" office:value-type="string">
            <text:p text:style-name="P10">Encadrement, gestion</text:p>
          </table:table-cell>
        </table:table-row>
        <table:table-row>
          <table:table-cell table:style-name="Tableau1.A2" office:value-type="string">
            <text:p text:style-name="P5">accounting</text:p>
          </table:table-cell>
          <table:table-cell table:style-name="Tableau1.A2" office:value-type="string">
            <text:p text:style-name="P13"><text:span text:style-name="T4">It </text:span><text:span text:style-name="T3">is a field dealing with tracking finances</text:span> </text:p>
          </table:table-cell>
          <table:table-cell table:style-name="Tableau1.C2" office:value-type="string">
            <text:p text:style-name="P9">La comptabilité</text:p>
          </table:table-cell>
        </table:table-row>
        <table:table-row>
          <table:table-cell table:style-name="Tableau1.A2" office:value-type="string">
            <text:p text:style-name="P5">Administrative assistant</text:p>
          </table:table-cell>
          <table:table-cell table:style-name="Tableau1.A2" office:value-type="string">
            <text:p text:style-name="P4"><text:span text:style-name="T6">An </text:span><text:span text:style-name="Strong_20_Emphasis"><text:span text:style-name="T7">administrative assistant</text:span></text:span><text:span text:style-name="T8"> </text:span><text:span text:style-name="T6">is an employee that handles paperwork and scheduling for another person.</text:span><text:span text:style-name="T9"> </text:span></text:p>
          </table:table-cell>
          <table:table-cell table:style-name="Tableau1.C2" office:value-type="string">
            <text:p text:style-name="P12">Secrétaire de direction</text:p>
          </table:table-cell>
        </table:table-row>
        <table:table-row>
          <table:table-cell table:style-name="Tableau1.A2" office:value-type="string">
            <text:p text:style-name="P5">Data entry</text:p>
          </table:table-cell>
          <table:table-cell table:style-name="Tableau1.A2" office:value-type="string">
            <text:p text:style-name="P13"><text:span text:style-name="T2">It</text:span><text:span text:style-name="T1"> </text:span><text:span text:style-name="T3">is the process and field of putting information into databases</text:span> </text:p>
          </table:table-cell>
          <table:table-cell table:style-name="Tableau1.C2" office:value-type="string">
            <text:p text:style-name="P10">Saisie de données</text:p>
          </table:table-cell>
        </table:table-row>
        <table:table-row>
          <table:table-cell table:style-name="Tableau1.A2" office:value-type="string">
            <text:p text:style-name="P5">Digital marketer</text:p>
          </table:table-cell>
          <table:table-cell table:style-name="Tableau1.A2" office:value-type="string">
            <text:p text:style-name="P4"><text:span text:style-name="T6">A </text:span><text:span text:style-name="Strong_20_Emphasis"><text:span text:style-name="T7">digital marketer</text:span></text:span><text:span text:style-name="T8"> </text:span><text:span text:style-name="T6">is someone who promotes products and services online.</text:span><text:span text:style-name="T9"> </text:span></text:p>
          </table:table-cell>
          <table:table-cell table:style-name="Tableau1.C2" office:value-type="string">
            <text:p text:style-name="P11">Spécialiste en marketing numérique</text:p>
          </table:table-cell>
        </table:table-row>
        <table:table-row>
          <table:table-cell table:style-name="Tableau1.A2" office:value-type="string">
            <text:p text:style-name="P5">Social media manager</text:p>
          </table:table-cell>
          <table:table-cell table:style-name="Tableau1.A2" office:value-type="string">
            <text:p text:style-name="P4"><text:span text:style-name="T6">A </text:span><text:span text:style-name="Strong_20_Emphasis"><text:span text:style-name="T7">social media manager</text:span></text:span><text:span text:style-name="T8"> </text:span><text:span text:style-name="T6">is someone who manages a company's online presence through Facebook, Twitter, Instagram etc.</text:span><text:span text:style-name="T9"> </text:span></text:p>
          </table:table-cell>
          <table:table-cell table:style-name="Tableau1.C2" office:value-type="string">
            <text:p text:style-name="P11">Responsable des médias sociaux</text:p>
          </table:table-cell>
        </table:table-row>
        <table:table-row>
          <table:table-cell table:style-name="Tableau1.A2" office:value-type="string">
            <text:p text:style-name="P5">Computer science</text:p>
          </table:table-cell>
          <table:table-cell table:style-name="Tableau1.A2" office:value-type="string">
            <text:p text:style-name="P13"><text:span text:style-name="T4">It </text:span><text:span text:style-name="T3">is the study and development of computer programming and hardware.</text:span> </text:p>
          </table:table-cell>
          <table:table-cell table:style-name="Tableau1.C2" office:value-type="string">
            <text:p text:style-name="P9">Science de l’informatique</text:p>
          </table:table-cell>
        </table:table-row>
        <table:table-row>
          <table:table-cell table:style-name="Tableau1.A2" office:value-type="string">
            <text:p text:style-name="P5">IT</text:p>
          </table:table-cell>
          <table:table-cell table:style-name="Tableau1.A2" office:value-type="string">
            <text:p text:style-name="P4"><text:span text:style-name="Strong_20_Emphasis"><text:span text:style-name="T7">IT</text:span></text:span><text:span text:style-name="T8"> </text:span><text:span text:style-name="T6">(Information Technology) is a field dealing with the maintenance of computers.</text:span><text:span text:style-name="T9"> </text:span></text:p>
          </table:table-cell>
          <table:table-cell table:style-name="Tableau1.C2" office:value-type="string">
            <text:p text:style-name="P10">informatique</text:p>
          </table:table-cell>
        </table:table-row>
        <table:table-row>
          <table:table-cell table:style-name="Tableau1.A2" office:value-type="string">
            <text:p text:style-name="P5">Tech support</text:p>
          </table:table-cell>
          <table:table-cell table:style-name="Tableau1.A2" office:value-type="string">
            <text:p text:style-name="P13"><text:span text:style-name="T5">It </text:span><text:span text:style-name="T3">is the field of assisting computer users with technical problems.</text:span> </text:p>
          </table:table-cell>
          <table:table-cell table:style-name="Tableau1.C2" office:value-type="string">
            <text:p text:style-name="P10">Service d’assistance technique</text:p>
          </table:table-cell>
        </table:table-row>
        <table:table-row>
          <table:table-cell table:style-name="Tableau1.A2" office:value-type="string">
            <text:p text:style-name="P5">Software engineer</text:p>
          </table:table-cell>
          <table:table-cell table:style-name="Tableau1.A2" office:value-type="string">
            <text:p text:style-name="P4"><text:span text:style-name="T6">A </text:span><text:span text:style-name="Strong_20_Emphasis"><text:span text:style-name="T7">software engineer</text:span></text:span><text:span text:style-name="T8"> </text:span><text:span text:style-name="T6">is an engineer that writes, tests, and evaluates software</text:span><text:span text:style-name="T9"> </text:span></text:p>
          </table:table-cell>
          <table:table-cell table:style-name="Tableau1.C2" office:value-type="string">
            <text:p text:style-name="P9">Ingénieur logiciel</text:p>
          </table:table-cell>
        </table:table-row>
        <table:table-row>
          <table:table-cell table:style-name="Tableau1.A2" office:value-type="string">
            <text:p text:style-name="P5">programmer</text:p>
          </table:table-cell>
          <table:table-cell table:style-name="Tableau1.A2" office:value-type="string">
            <text:p text:style-name="P4"><text:span text:style-name="T6">A </text:span><text:span text:style-name="Strong_20_Emphasis"><text:span text:style-name="T7">programmer</text:span></text:span><text:span text:style-name="T8"> </text:span><text:span text:style-name="T6">is a person who writes computer programs.</text:span><text:span text:style-name="T9"> </text:span></text:p>
          </table:table-cell>
          <table:table-cell table:style-name="Tableau1.C2" office:value-type="string">
            <text:p text:style-name="P9">programmateur</text:p>
          </table:table-cell>
        </table:table-row>
        <table:table-row>
          <table:table-cell table:style-name="Tableau1.A2" office:value-type="string">
            <text:p text:style-name="P5">Web developer</text:p>
          </table:table-cell>
          <table:table-cell table:style-name="Tableau1.A2" office:value-type="string">
            <text:p text:style-name="P4"><text:span text:style-name="T6">A </text:span><text:span text:style-name="Strong_20_Emphasis"><text:span text:style-name="T7">web developer</text:span></text:span><text:span text:style-name="T8"> </text:span><text:span text:style-name="T6">is a person who creates websites.</text:span><text:span text:style-name="T9"> </text:span></text:p>
          </table:table-cell>
          <table:table-cell table:style-name="Tableau1.C2" office:value-type="string">
            <text:p text:style-name="P9">Développeur web</text:p>
          </table:table-cell>
        </table:table-row>
        <table:table-row>
          <table:table-cell table:style-name="Tableau1.A2" office:value-type="string">
            <text:p text:style-name="P5">System administrator</text:p>
          </table:table-cell>
          <table:table-cell table:style-name="Tableau1.A2" office:value-type="string">
            <text:p text:style-name="P4"><text:span text:style-name="T6">A </text:span><text:span text:style-name="Strong_20_Emphasis"><text:span text:style-name="T7">system administrator</text:span></text:span><text:span text:style-name="T8"> </text:span><text:span text:style-name="T6">is a person that oversees and repairs a network.</text:span><text:span text:style-name="T9"> </text:span></text:p>
          </table:table-cell>
          <table:table-cell table:style-name="Tableau1.C2" office:value-type="string">
            <text:p text:style-name="P9">Administrateur système</text:p>
          </table:table-cell>
        </table:table-row>
      </table:table>
      <text:p text:style-name="P1"/>
      <text:p text:style-name="P8">Technical English vocabulary</text:p>
      <text:p text:style-name="P7"/>
      <text:p text:style-name="P7">programming language:<text:span text:style-name="T10"> langue</text:span> de <text:span text:style-name="T10">programmation</text:span></text:p>
      <text:p text:style-name="P14">to scan</text:p>
      <text:p text:style-name="P14">to email</text:p>
      <text:p text:style-name="P18"><text:span text:style-name="T15">to refresh </text:span><text:span text:style-name="T16">[</text:span>rɪˈfrɛʃ<text:span text:style-name="T18">]</text:span><text:span text:style-name="T15">:</text:span><text:span text:style-name="T11"> </text:span><text:span text:style-name="T12">rafraîchir (une page)</text:span></text:p>
      <text:p text:style-name="P16">to type up: taper <text:span text:style-name="T10">(sur ordinateur)</text:span></text:p>
      <text:p text:style-name="P14"><text:soft-page-break/>computer-based</text:p>
      <text:p text:style-name="P7"/>
      <text:p text:style-name="P8">General English vocabulary</text:p>
      <text:p text:style-name="P7"/>
      <text:p text:style-name="P7">familiarity: <text:span text:style-name="T10">familiarité</text:span></text:p>
      <text:p text:style-name="P7">odds: chances, <text:span text:style-name="T10">probabilité</text:span></text:p>
      <text:p text:style-name="P7">po<text:span text:style-name="T13">si</text:span>tion=job: <text:span text:style-name="T10">poste</text:span></text:p>
      <text:p text:style-name="P7">knowledge: <text:span text:style-name="T10">connaissance</text:span></text:p>
      <text:p text:style-name="P7">memo: note de service</text:p>
      <text:p text:style-name="P7">appointment: <text:span text:style-name="T10">rendez-vous</text:span></text:p>
      <text:p text:style-name="P7">achievement: <text:span text:style-name="T10">une prouesse, un exploit, une réussite</text:span></text:p>
      <text:p text:style-name="P7">literacy: <text:span text:style-name="T10">compétence, connaissance</text:span></text:p>
      <text:p text:style-name="P7">skill: <text:span text:style-name="T10">compétence</text:span></text:p>
      <text:p text:style-name="P7">to brush up on: <text:span text:style-name="T10">rafraîchir (des compétences), réviser</text:span></text:p>
      <text:p text:style-name="P14">to keep track of: <text:span text:style-name="T18">suivre</text:span></text:p>
      <text:p text:style-name="P17"><text:span text:style-name="T15">to con</text:span><text:span text:style-name="T17">si</text:span><text:span text:style-name="T15">der </text:span><text:span text:style-name="T16">[</text:span>kənˈ<text:span text:style-name="T13">sɪ</text:span>də<text:span text:style-name="T18">]</text:span></text:p>
      <text:p text:style-name="P14"><text:span text:style-name="T13">ba</text:span>sic <text:span text:style-name="T18">[</text:span><text:span text:style-name="T14">bei</text:span><text:span text:style-name="T18">zik]: </text:span><text:span text:style-name="T12">élémentaire</text:span><text:span text:style-name="T18">, de base</text:span></text:p>
      <text:p text:style-name="P14"><text:span text:style-name="T18">to be </text:span>willing <text:span text:style-name="T18">to+</text:span><text:span text:style-name="T12">verbe à l’infinitif</text:span><text:span text:style-name="T10">: </text:span><text:span text:style-name="T12">être prêt à, bien vouloir, faire preuve de bonne volonté</text:span></text:p>
      <text:p text:style-name="P17"><text:span text:style-name="T17">in</text:span><text:span text:style-name="T15">terested </text:span><text:span text:style-name="T16">[</text:span>ˈ<text:span text:style-name="T13">ɪn</text:span>trəstɪd <text:span text:style-name="T18">] : intéressé/e</text:span></text:p>
      <text:p text:style-name="P15"><text:span text:style-name="T13">vi</text:span>tal <text:span text:style-name="T18">[</text:span><text:span text:style-name="T14">vai</text:span><text:span text:style-name="T18">təl]: vital, </text:span><text:span text:style-name="T19">indispensable, essentiel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5:07:52.667000000</meta:creation-date>
    <dc:date>2023-11-24T10:21:17.084000000</dc:date>
    <meta:editing-duration>PT47M10S</meta:editing-duration>
    <meta:editing-cycles>11</meta:editing-cycles>
    <meta:generator>LibreOffice/7.4.7.2$Windows_X86_64 LibreOffice_project/723314e595e8007d3cf785c16538505a1c878ca5</meta:generator>
    <meta:document-statistic meta:table-count="1" meta:image-count="0" meta:object-count="0" meta:page-count="2" meta:paragraph-count="73" meta:word-count="333" meta:character-count="2359" meta:non-whitespace-character-count="2084"/>
  </office:meta>
</office:document-meta>
</file>